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6 9107">
            <text:p>test_Parser(basic): 6,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6">
            <text:p>6,6 sec</text:p>
          </table:table-cell>
          <table:table-cell table:style-name="ce162" table:formula="of:=TESTSTAT(&quot;count&quot;; [.B48])" office:value-type="float" office:value="9107">
            <text:p>9107</text:p>
          </table:table-cell>
          <table:table-cell table:style-name="ce164" table:formula="of:=[.E48]/[.D48]" office:value-type="float" office:value="1379.84848484848">
            <text:p>1379,8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8 11149">
            <text:p>test_Parser(types): 6,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8">
            <text:p>6,8 sec</text:p>
          </table:table-cell>
          <table:table-cell table:style-name="ce162" table:formula="of:=TESTSTAT(&quot;count&quot;; [.B51])" office:value-type="float" office:value="11149">
            <text:p>11149</text:p>
          </table:table-cell>
          <table:table-cell table:style-name="ce164" table:formula="of:=[.E51]/[.D51]" office:value-type="float" office:value="1639.55882352941">
            <text:p>1639,6 a/sec</text:p>
          </table:table-cell>
          <table:table-cell table:number-columns-repeated="4"/>
        </table:table-row>
        <table:table-row table:style-name="ro6">
          <table:table-cell table:number-columns-repeated="3"/>
          <table:table-cell table:style-name="ce161" table:formula="of:=SUM([.D46:.D51])" office:value-type="float" office:value="20.9">
            <text:p>20,9 sec</text:p>
          </table:table-cell>
          <table:table-cell table:style-name="ce163" table:formula="of:=SUM([.E46:.E51])" office:value-type="float" office:value="27739">
            <text:p>27739</text:p>
          </table:table-cell>
          <table:table-cell table:style-name="ce165" table:formula="of:=[.E52]/[.D52]" office:value-type="float" office:value="1327.22488038278">
            <text:p>1327,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8 27734">
            <text:p>test_Parser(all): 18,8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8">
            <text:p>18,8 sec</text:p>
          </table:table-cell>
          <table:table-cell table:style-name="ce162" table:formula="of:=TESTSTAT(&quot;count&quot;; [.B54])" office:value-type="float" office:value="27734">
            <text:p>27734</text:p>
          </table:table-cell>
          <table:table-cell table:style-name="ce164" table:formula="of:=[.E54]/[.D54]" office:value-type="float" office:value="1475.21276595745">
            <text:p>14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23.05.2017</text:date>, <text:time>14:21: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3T14:21:38.85</dc:date>
    <meta:editing-duration>P160DT20H19M27S</meta:editing-duration>
    <meta:editing-cycles>694</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Type DataValue
	str		 As String	' debugger shows that in inspector
	ctor	 As DataCtor
	fields   As Array
End Type

Sub Main
	[test_Type======================================]
End Sub


Function _newDataValue(ctor As DataValue, ByRef args As Array)
	Dim out As New DataValue
	out.ctor   = ctor
	out.fields = args
	'_validate(out)
	_newDataValu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_validate(v As DataValue)
	Goto _validate_check_count_only	' can comment out
	'Goto _validate_check_types		' can comment out

_validate_end:	' to make "no-checks" the shortest path
	Exit Function
	
_validate_check_types:
	croak("_validate: NYI")
	Goto _validate_end
	
_validate_check_count_only:
	Dim x As Integer : x = v.ctor.fields(DataCtor_arity)
	Dim a As Integer : a = UBound(v.fields) + 1
	If x &lt;&gt; a Then
		croak("_validate: DataCtor " &amp; v.ctor.fields(DataCtor_name) _
			&amp; " requires " &amp; x &amp; IIf(x = 1, " arg", " args") _
			&amp; " - got " &amp; a _
		)
	End If
	Goto _validate_end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out.provoke_an_error
				End If
			End If
		End If
	End If
ctorOf_end:
	ctorOf = out
	Exit Function
ctorOf_error:
	croak("ctorOf: object with invalid .ctor :: " &amp; typeOf(out) &amp; NL &amp; toString(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Dim c, v
	' let's make something that is (almost) a DataCtor
	c = _newDataValue(Nothing, Array( _
		"Foo", _
		emptyArray, _
		Nothing _
	)
	assertEqual(isDataValue(c), True).x
	
	' with that we can make a Foo value:
	v = _newDataValue(c, emptyArray)
	assertEqual(isDataValue(v), True).x
	' it has a constructor that ctorOf accepts:
	assertEqual(isDataValue(ctorOf(v)), True).x

	' access ctor fields:
	Dim fs As Variant
	c = ctorOf(v)
	fs = c.fields
	assertEqual(           fs(DataCtor_name,     c), "Foo").x
	assert_toString_equals(fs(DataCtor_argTypes, c), emptyArray).x
	assertEqual(           fs(DataCtor_typeCtor, c), Nothing).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